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6cfb" officeooo:paragraph-rsid="00136cfb"/>
    </style:style>
    <style:style style:name="P2" style:family="paragraph" style:parent-style-name="Standard" style:list-style-name="L3">
      <style:text-properties officeooo:rsid="00136cfb" officeooo:paragraph-rsid="00136cfb"/>
    </style:style>
    <style:style style:name="P3" style:family="paragraph" style:parent-style-name="Standard" style:list-style-name="L3">
      <style:text-properties officeooo:paragraph-rsid="00136cfb"/>
    </style:style>
    <style:style style:name="T1" style:family="text">
      <style:text-properties officeooo:rsid="00136cfb"/>
    </style:style>
    <style:style style:name="T2" style:family="text">
      <style:text-properties officeooo:rsid="0013c4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88846502" text:style-name="L1">
        <text:list-item>
          <text:p text:style-name="P1">Rotina</text:p>
          <text:list>
            <text:list-item>
              <text:p text:style-name="P1">movimento</text:p>
              <text:list>
                <text:list-item>
                  <text:p text:style-name="P1">Expense(refinar )</text:p>
                  <text:list>
                    <text:list-item>
                      <text:p text:style-name="P1">custumise Expense<text:span text:style-name="T2">()</text:span></text:p>
                    </text:list-item>
                  </text:list>
                </text:list-item>
              </text:list>
            </text:list-item>
            <text:list-item>
              <text:p text:style-name="P1">eleutero</text:p>
              <text:list>
                <text:list-item>
                  <text:p text:style-name="P1">stepe</text:p>
                  <text:list>
                    <text:list-item>
                      <text:p text:style-name="P1">step2</text:p>
                    </text:list-item>
                  </text:list>
                </text:list-item>
              </text:list>
            </text:list-item>
          </text:list>
        </text:list-item>
      </text:list>
      <text:list xml:id="list2419825339" text:style-name="L3">
        <text:list-item>
          <text:p text:style-name="P3"><text:span text:style-name="T1">matrix<text:tab/>fl2-fl1</text:span></text:p>
          <text:list>
            <text:list-item>
              <text:p text:style-name="P2">fl2_step_1</text:p>
              <text:list>
                <text:list-item>
                  <text:p text:style-name="P2">fl2_step_2 <text:span text:style-name="T2">(liga step 2 ac fl2_step_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17:33:25.075937555</meta:creation-date>
    <dc:date>2023-08-28T17:47:17.389340977</dc:date>
    <meta:editing-duration>PT2M2S</meta:editing-duration>
    <meta:editing-cycles>1</meta:editing-cycles>
    <meta:document-statistic meta:table-count="0" meta:image-count="0" meta:object-count="0" meta:page-count="1" meta:paragraph-count="10" meta:word-count="28" meta:character-count="143" meta:non-whitespace-character-count="135"/>
    <meta:generator>LibreOffice/6.4.7.2$Linux_X86_64 LibreOffice_project/40$Build-2</meta:generator>
  </office:meta>
</office:document-meta>
</file>